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Cyrus Adler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20, 1893</text:p>
      <text:p text:style-name="P6">Month<text:tab/><text:tab/><text:tab/><text:tab/><text:tab/><text:tab/>April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, D. C.</text:p>
      <text:p text:style-name="P6">State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2">SMITHSONIAN INSTITUTION./</text:p>
      <text:p text:style-name="P4">WASHINGTON./</text:p>
      <text:p text:style-name="P4">April 20th 1893/</text:p>
      <text:p text:style-name="P3">Dear Doctor Morais/</text:p>
      <text:p text:style-name="P3"><text:tab/>Let me though some-/what late offer you my sincere/ congratulations on your seventieth birth-/day. <text:s/>I pray that you my long be/ spared to the cause of Judaism,/ your family and your friends./</text:p>
      <text:p text:style-name="P3"><text:tab/>Your grateful pupil/</text:p>
      <text:p text:style-name="P3"><text:tab/><text:tab/>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00:07.18</meta:creation-date>
    <dc:date>2011-12-08T13:03:32.43</dc:date>
    <dc:creator>Penn Libraries</dc:creator>
    <meta:editing-duration>PT00H03M2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11" meta:character-count="1564"/>
  </office:meta>
</office:document-meta>
</file>